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5300000124B14B37D1.svm" manifest:media-type=""/>
  <manifest:file-entry manifest:full-path="Pictures/2000000100000124000000F2E51D2BF7.svm" manifest:media-type=""/>
  <manifest:file-entry manifest:full-path="Pictures/20000002000002DE000001B15D39EFF5.eps" manifest:media-type=""/>
  <manifest:file-entry manifest:full-path="Pictures/20000001000000FE000000FA28DF3A34.svm" manifest:media-type=""/>
  <manifest:file-entry manifest:full-path="Pictures/20000001000001790000012D35D48ABB.svm" manifest:media-type=""/>
  <manifest:file-entry manifest:full-path="Pictures/200000010000016800000131A798175D.svm" manifest:media-type=""/>
  <manifest:file-entry manifest:full-path="Pictures/200000010000016400000135C081B7AE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804cm" svg:height="3.969cm" svg:x="2.937cm" svg:y="0.593cm">
          <draw:image xlink:href="Pictures/20000002000002DE000001B15D39EFF5.eps" xlink:type="simple" xlink:show="embed" xlink:actuate="onLoad">
            <text:p/>
          </draw:image>
        </draw:frame>
        <draw:frame draw:style-name="gr2" draw:layer="layout" svg:width="0.934cm" svg:height="0.911cm" svg:x="9.022cm" svg:y="1.86cm">
          <draw:text-box>
            <text:p>قلم</text:p>
          </draw:text-box>
        </draw:frame>
        <draw:frame draw:style-name="gr2" draw:layer="layout" svg:width="0.937cm" svg:height="0.911cm" svg:x="9.095cm" svg:y="3.816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7.655cm" svg:y="3.82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1.851cm" svg:y="3.827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354cm" svg:height="0.349cm" svg:x="6.713cm" svg:y="3.32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73cm" svg:height="0.407cm" svg:x="8.036cm" svg:y="2.659cm">
          <draw:image xlink:href="Pictures/200000010000015300000124B14B37D1.svm" xlink:type="simple" xlink:show="embed" xlink:actuate="onLoad">
            <text:p/>
          </draw:image>
        </draw:frame>
        <draw:frame draw:style-name="gr5" draw:text-style-name="P1" draw:layer="layout" svg:width="0.354cm" svg:height="0.361cm" svg:x="6.713cm" svg:y="2.681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01cm" svg:height="0.337cm" svg:x="6.694cm" svg:y="2.087cm">
          <draw:image xlink:href="Pictures/20000001000000D8000000F2F8ADF435.svm" xlink:type="simple" xlink:show="embed" xlink:actuate="onLoad">
            <text:p/>
          </draw:image>
        </draw:frame>
        <draw:frame draw:style-name="gr7" draw:text-style-name="P1" draw:layer="layout" svg:width="0.526cm" svg:height="0.42cm" svg:x="3.935cm" svg:y="2.483cm">
          <draw:image xlink:href="Pictures/20000001000001790000012D35D48ABB.svm" xlink:type="simple" xlink:show="embed" xlink:actuate="onLoad">
            <text:p/>
          </draw:image>
        </draw:frame>
        <draw:frame draw:style-name="gr8" draw:text-style-name="P1" draw:layer="layout" svg:width="0.497cm" svg:height="0.431cm" svg:x="5.178cm" svg:y="2.483cm">
          <draw:image xlink:href="Pictures/200000010000016400000135C081B7AE.svm" xlink:type="simple" xlink:show="embed" xlink:actuate="onLoad">
            <text:p/>
          </draw:image>
        </draw:frame>
        <draw:frame draw:style-name="gr9" draw:text-style-name="P1" draw:layer="layout" svg:width="0.521cm" svg:height="0.414cm" svg:x="3.158cm" svg:y="2.483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32cm" svg:height="0.414cm" svg:x="3.085cm" svg:y="1.118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49cm" svg:height="0.426cm" svg:x="3.31cm" svg:y="3.67cm">
          <draw:image xlink:href="Pictures/200000010000015F00000131B20FCAA0.svm" xlink:type="simple" xlink:show="embed" xlink:actuate="onLoad">
            <text:p/>
          </draw:image>
        </draw:frame>
        <draw:frame draw:style-name="gr12" draw:text-style-name="P1" draw:layer="layout" svg:width="0.503cm" svg:height="0.426cm" svg:x="5.134cm" svg:y="3.669cm">
          <draw:image xlink:href="Pictures/200000010000016800000131A798175D.svm" xlink:type="simple" xlink:show="embed" xlink:actuate="onLoad">
            <text:p/>
          </draw:image>
        </draw:frame>
        <draw:frame draw:style-name="gr13" draw:text-style-name="P1" draw:layer="layout" svg:width="0.407cm" svg:height="0.337cm" svg:x="4.218cm" svg:y="3.79cm">
          <draw:image xlink:href="Pictures/2000000100000124000000F2E51D2BF7.svm" xlink:type="simple" xlink:show="embed" xlink:actuate="onLoad">
            <text:p/>
          </draw:image>
        </draw:frame>
        <draw:frame draw:style-name="gr14" draw:text-style-name="P1" draw:layer="layout" svg:width="0.862cm" svg:height="0.426cm" svg:x="3.722cm" svg:y="0.326cm">
          <draw:image xlink:href="Pictures/20000001000002690000013145689BC3.svm" xlink:type="simple" xlink:show="embed" xlink:actuate="onLoad">
            <text:p/>
          </draw:image>
        </draw:frame>
        <draw:frame draw:style-name="gr2" draw:layer="layout" svg:width="1.281cm" svg:height="0.911cm" svg:x="4.52cm" svg:y="0.915cm">
          <draw:text-box>
            <text:p>چوک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2T12:58:00</meta:creation-date>
    <meta:editing-duration>PT26M57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1-24T12:20:21</dc:date>
    <dc:creator>kkk </dc:creator>
    <meta:document-statistic meta:object-count="18"/>
    <meta:template xlink:type="simple" xlink:actuate="onRequest" xlink:title="kkkFigures" xlink:href="../../../../.libreoffice/3/user/template/kkkFigures.otg" meta:date="2014-01-22T12:57:59"/>
  </office:meta>
</office:document-meta>
</file>